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Helvetica" svg:font-family="Helvetic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4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5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7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</style:style>
    <style:style style:name="P8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9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0" style:family="paragraph" style:parent-style-name="Heading_20_3">
      <style:paragraph-properties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2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4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5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paragraph-rsid="001e1346" style:text-blinking="false" fo:background-color="transparent"/>
    </style:style>
    <style:style style:name="P16" style:family="paragraph" style:parent-style-name="Text_20_body">
      <style:paragraph-properties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8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0" style:family="paragraph" style:parent-style-name="Text_20_body" style:list-style-name="L2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list-style-name="L3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 style:list-style-name="L7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5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24" style:family="paragraph" style:parent-style-name="Text_20_body" style:list-style-name="L6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25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7" style:family="paragraph" style:parent-style-name="Text_20_body" style:list-style-name="L2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3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9" style:family="paragraph" style:parent-style-name="Text_20_body" style:list-style-name="L5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6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1" style:family="paragraph" style:parent-style-name="Text_20_body" style:list-style-name="L7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5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36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</style:style>
    <style:style style:name="P37" style:family="paragraph" style:parent-style-name="Text_20_body" style:master-pag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T11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/>
    </style:style>
    <style:style style:name="T12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T13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T14" style:family="text">
      <style:text-properties fo:font-variant="normal" fo:text-transform="none" fo:color="#f75d5d" style:text-line-through-style="none" style:text-underline-style="none" style:text-blinking="false" fo:background-color="transparent"/>
    </style:style>
    <style:style style:name="T15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/>
    </style:style>
    <style:style style:name="T16" style:family="text">
      <style:text-properties fo:background-color="transparent"/>
    </style:style>
    <style:style style:name="T17" style:family="text">
      <style:text-properties officeooo:rsid="001fa2d0" fo:background-color="transparent"/>
    </style:style>
    <style:style style:name="T18" style:family="text">
      <style:text-properties fo:font-style="italic" fo:background-color="transparen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ucida Grande" officeooo:rsid="001c223e" style:font-name-asian="Lucida Grande" style:font-name-complex="Lucida Grande"/>
    </style:style>
    <style:style style:name="T21" style:family="text">
      <style:text-properties officeooo:rsid="001c223e" style:font-name-asian="Arial Unicode MS" style:font-name-complex="Arial Unicode MS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e1346" style:font-size-asian="10pt" style:font-size-complex="10pt"/>
    </style:style>
    <style:style style:name="T24" style:family="text">
      <style:text-properties fo:font-size="10pt" officeooo:rsid="001fa2d0" style:font-size-asian="10pt" style:font-size-complex="10pt"/>
    </style:style>
    <style:style style:name="T25" style:family="text">
      <style:text-properties fo:font-size="10pt" officeooo:rsid="001fbcdb" style:font-size-asian="10pt" style:font-size-complex="10pt"/>
    </style:style>
    <style:style style:name="T26" style:family="text">
      <style:text-properties fo:font-size="10pt" officeooo:rsid="001fdde4" style:font-size-asian="10pt" style:font-size-complex="10pt"/>
    </style:style>
    <style:style style:name="T27" style:family="text">
      <style:text-properties fo:font-size="10pt" officeooo:rsid="002059a3" style:font-size-asian="10pt" style:font-size-complex="10pt"/>
    </style:style>
    <style:style style:name="T28" style:family="text">
      <style:text-properties fo:font-size="10pt" officeooo:rsid="0022573d" style:font-size-asian="10pt" style:font-size-complex="10pt"/>
    </style:style>
    <style:style style:name="T29" style:family="text">
      <style:text-properties fo:font-size="10pt" officeooo:rsid="00283ef2" style:font-size-asian="10pt" style:font-size-complex="10pt"/>
    </style:style>
    <style:style style:name="T30" style:family="text">
      <style:text-properties fo:font-size="9pt" fo:font-weight="normal" style:font-size-asian="9pt" style:font-size-complex="9pt"/>
    </style:style>
    <style:style style:name="T31" style:family="text">
      <style:text-properties fo:font-size="9pt" fo:font-weight="normal" officeooo:rsid="001d52ef" style:font-size-asian="9pt" style:font-size-complex="9pt"/>
    </style:style>
    <style:style style:name="T32" style:family="text">
      <style:text-properties officeooo:rsid="001dbe8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docs-internal-guid-f181235a-b7fe-9cc7-b391-1497db5449f7"/>Greg Sandell</text:p>
      <text:p text:style-name="P3">Los Angeles, CA</text:p>
      <text:p text:style-name="P13">(773) 419-5282 <text:s/><text:span text:style-name="T20">•</text:span><text:span text:style-name="T21"> </text:span><text:s/><text:a xlink:type="simple" xlink:href="mailto:GREG.SANDELL@GMAIL.COM">GREG.SANDELL@GMAIL.COM</text:a> <text:s/><text:span text:style-name="T20">•</text:span><text:span text:style-name="T21"> </text:span><text:s/><text:span text:style-name="T30">Portfolio/</text:span><text:span text:style-name="T31">c</text:span><text:span text:style-name="T30">ode: </text:span><text:a xlink:type="simple" xlink:href="http://gregsandell.com/"><text:span text:style-name="T30">gregsandell.com</text:span></text:a></text:p>
      <text:h text:style-name="P4" text:outline-level="1">Skills</text:h>
      <text:p text:style-name="P38"><text:span text:style-name="T22">I </text:span><text:span text:style-name="T23">have</text:span><text:span text:style-name="T22"> 1</text:span><text:span text:style-name="T23">8</text:span><text:span text:style-name="T22"> years experience </text:span><text:span text:style-name="T25">in</text:span><text:span text:style-name="T22"> </text:span><text:span text:style-name="T25">Front End Development of</text:span><text:span text:style-name="T22"> web-based application</text:span><text:span text:style-name="T25">s, playing a delivery role in medium to large </text:span><text:span text:style-name="T27">enterprise </text:span><text:span text:style-name="T25">projects </text:span><text:span text:style-name="T29">in Java/Linux/Open Source environments</text:span><text:span text:style-name="T22">. <text:s/></text:span><text:span text:style-name="T23">I focus on the Front End programming logic for transactional web pages, and can deploy designs in HTML5 </text:span><text:span text:style-name="T25">and </text:span><text:span text:style-name="T23">CSS3 as well. <text:s/>I have 13 years experience with Agile methodology, tooling, TDD and test coverage.</text:span></text:p>
      <text:p text:style-name="P15"><text:span text:style-name="T24">T</text:span><text:span text:style-name="T23">echnology stack </text:span><text:span text:style-name="T24">(</text:span><text:span text:style-name="T23">ordered roughly by recency and strength</text:span><text:span text:style-name="T24">)</text:span><text:span text:style-name="T23">: <text:s/>AngularJS 1.4, </text:span><text:span text:style-name="T24">Javascript, </text:span><text:span text:style-name="T23">Git, Mocha/Sinon/Chai, Advanced Rest Client, </text:span><text:span text:style-name="T24">WebStorm 11.0.3, Rally, </text:span><text:span text:style-name="T28">Jenkins, LESS, nodeJS, API Blueprint, </text:span><text:span text:style-name="T24">Nexus, </text:span><text:span text:style-name="T25">Bootstrap, </text:span><text:span text:style-name="T23">ExtJS 4.0.7, </text:span><text:span text:style-name="T24">Jasmine 2.3, Fisheye/Crucible, Eclipse 4.4/Luna, jMeter 2.13, Oracle, jQuery, jQuery Mobile, Maven 4, </text:span><text:span text:style-name="T28">HTML5, CSS3, </text:span><text:span text:style-name="T24">Tomcat 6, GlassFish 3.1.2, JEE 6, JSP, Artifactory, </text:span><text:span text:style-name="T26">mysql, SQL Server.</text:span></text:p>
      <text:h text:style-name="P4" text:outline-level="1">Experience</text:h>
      <text:h text:style-name="P12" text:outline-level="2"><text:span text:style-name="T32">OCT</text:span> 201<text:span text:style-name="T32">5</text:span> - <text:span text:style-name="T32">MAR</text:span> 201<text:span text:style-name="T32">6</text:span></text:h>
      <text:h text:style-name="P2" text:outline-level="3"><text:span text:style-name="T6">John Deere</text:span><text:span text:style-name="T5">, </text:span><text:span text:style-name="T7">Los Angeles, CA</text:span><text:span text:style-name="T8"> </text:span><text:span text:style-name="T1">- </text:span><text:span text:style-name="T3">Front End Developer </text:span><text:span text:style-name="T4">Consultant</text:span></text:h>
      <text:list xml:id="list5747314947434588944" text:style-name="L1">
        <text:list-item>
          <text:p text:style-name="P19">Developer for hosted web application '<text:span text:style-name="T32">Sales Center</text:span>', a <text:span text:style-name="T32">'build-a-Deere' tool for sales reps.</text:span></text:p>
        </text:list-item>
        <text:list-item>
          <text:p text:style-name="P26">Wrote <text:span text:style-name="T32">presentation layer and </text:span>application logic in <text:span text:style-name="T32">AngularJS/Javascript</text:span></text:p>
        </text:list-item>
        <text:list-item>
          <text:p text:style-name="P32">Wrote tests for AngularJS controllers, views, directives and services in Mocha Sinon Chai</text:p>
        </text:list-item>
        <text:list-item>
          <text:p text:style-name="P32">Collaborated with Back End team on design and troubleshooting of REST/JSON-based services</text:p>
        </text:list-item>
        <text:list-item>
          <text:p text:style-name="P33">API Blueprint to mock REST services for local development</text:p>
        </text:list-item>
        <text:list-item>
          <text:p text:style-name="P33">AngularJS libs: <text:s/>angular-ui-router, angular-translate, angular-bootstrap, ng-infinite-scroll</text:p>
        </text:list-item>
        <text:list-item>
          <text:p text:style-name="P33">Tooling &amp; Collaboration: <text:s/>eslint, Git, SourceTree, Jenkins, WebStorm, Hangouts, Lync, Flowdock</text:p>
        </text:list-item>
        <text:list-item>
          <text:p text:style-name="P34">100% remote work (HQ in Moline, IL), some travel</text:p>
        </text:list-item>
      </text:list>
      <text:h text:style-name="P12" text:outline-level="2">NOV 2014 - AUG 2015</text:h>
      <text:h text:style-name="P1" text:outline-level="3"><text:span text:style-name="T5">CyberCoders, Irvine, CA</text:span><text:span text:style-name="T8"> </text:span><text:span text:style-name="T1">- </text:span><text:span text:style-name="T2">Front End Java Developer</text:span></text:h>
      <text:list xml:id="list81738319220603" text:continue-numbering="true" text:style-name="L1">
        <text:list-item>
          <text:p text:style-name="P18">Developer for hosted web application 'Compass', a CRM platform for Recruiters.</text:p>
        </text:list-item>
        <text:list-item>
          <text:p text:style-name="P25">Wrote application logic in Javascript, ExtJS, Ajax/JSON programming.</text:p>
        </text:list-item>
        <text:list-item>
          <text:p text:style-name="P25">Created forms, panels, grids and other UI widgets from ExtJS components</text:p>
        </text:list-item>
        <text:list-item>
          <text:p text:style-name="P25">Stress-tested app with jMeter, 5-250 concurrent users.</text:p>
        </text:list-item>
        <text:list-item>
          <text:p text:style-name="P25">Wrote Jasmine unit tests for project’s custom ExtJS components</text:p>
        </text:list-item>
      </text:list>
      <text:h text:style-name="P11" text:outline-level="2">NOV 2013 - JUNE 2014</text:h>
      <text:h text:style-name="P1" text:outline-level="3"><text:span text:style-name="T5">Sears Holding Corporation, Chicago, IL</text:span><text:span text:style-name="T8"> </text:span><text:span text:style-name="T1">- </text:span><text:span text:style-name="T2">Developer</text:span></text:h>
      <text:list xml:id="list2031711238087344236" text:style-name="L2">
        <text:list-item>
          <text:p text:style-name="P20">Member of Core Mobile team supporting sears.com E-Commerce site </text:p>
        </text:list-item>
        <text:list-item>
          <text:p text:style-name="P27">Wrote AngularJS controllers, views, and services for new website features. </text:p>
        </text:list-item>
        <text:list-item>
          <text:p text:style-name="P27">Deployed UIs in HTML5/CSS3 from Photoshop PSDs</text:p>
        </text:list-item>
        <text:list-item>
          <text:p text:style-name="P27">Designed REST web services in coordination with backend team and DBAs.</text:p>
        </text:list-item>
        <text:list-item>
          <text:p text:style-name="P27">Integrated features of the <text:span text:style-name="T19">Shop Your Way</text:span> loyalty card into the mobile experience.</text:p>
        </text:list-item>
        <text:list-item>
          <text:p text:style-name="P27">Implemented <text:span text:style-name="T19">Shop Your Way Max</text:span> (Sears version of Amazon Prime).</text:p>
        </text:list-item>
      </text:list>
      <text:h text:style-name="P11" text:outline-level="2"><text:soft-page-break/>AUG 2012 - AUG 2013</text:h>
      <text:h text:style-name="P1" text:outline-level="3"><text:span text:style-name="T5">Pathfinder Software, Chicago, IL</text:span><text:span text:style-name="T8"> </text:span><text:span text:style-name="T1">- </text:span><text:span text:style-name="T2">Senior Software Engineer</text:span></text:h>
      <text:list xml:id="list904473460398812239" text:style-name="L3">
        <text:list-item>
          <text:p text:style-name="P21">Wrote mobile apps (iPhone, iPad) for medical clients, using hybrid web/iOS, jQuery Mobile, JSON, AngularJS, Trigger.io, TestFlight, and Rails/Heroku</text:p>
        </text:list-item>
        <text:list-item>
          <text:p text:style-name="P28">Deployed UIs in HTML5/CSS3 from Photoshop PSDs</text:p>
        </text:list-item>
        <text:list-item>
          <text:p text:style-name="P28">Clients included Kimberly-Clark, Haemonetics, Amer. Assn. of Critical Care Nurses</text:p>
        </text:list-item>
      </text:list>
      <text:list xml:id="list4324901194230937025" text:style-name="L4">
        <text:list-item>
          <text:p text:style-name="P35"><text:span text:style-name="T16">Lead developer on </text:span><text:span text:style-name="T18">AACN Bedside</text:span><text:span text:style-name="T16"> which converted legacy laminated-card media into iPhone app, including in-app purchasing through Apple AppStore</text:span></text:p>
        </text:list-item>
        <text:list-item>
          <text:p text:style-name="P36"><text:span text:style-name="T10">Delivered </text:span><text:span text:style-name="T11">MetroPulse Chicago, </text:span><text:span text:style-name="T10">a Rich Media website frontend for census and demographic data (demo: </text:span><text:a xlink:type="simple" xlink:href="http://bit.ly/1EGoNB2"><text:span text:style-name="T12">http://bit.ly/1EGoNB2</text:span></text:a><text:span text:style-name="T10">)</text:span></text:p>
        </text:list-item>
        <text:list-item>
          <text:p text:style-name="P35"><text:span text:style-name="T16">Delivered </text:span><text:span text:style-name="T18">ContinuCare</text:span><text:span text:style-name="T16">, an iPad ‘concierge’ app to connect heart patients, their nurses and caregivers, written in AngularJS with backend in Rails/Heroku</text:span></text:p>
        </text:list-item>
        <text:list-item>
          <text:p text:style-name="P35"><text:span text:style-name="T16">Delivered </text:span><text:span text:style-name="T18">Automated Whole Blood Collector</text:span><text:span text:style-name="T16">, a blood drive simulation sales tool </text:span><text:span text:style-name="T17">for the iPad</text:span><text:span text:style-name="T16">, in AngularJS</text:span></text:p>
        </text:list-item>
      </text:list>
      <text:h text:style-name="P11" text:outline-level="2">APR 2010 - AUG 2012</text:h>
      <text:h text:style-name="P1" text:outline-level="3"><text:span text:style-name="T5">Truven Health Analytics, Chicago, IL</text:span><text:span text:style-name="T8"> </text:span><text:span text:style-name="T1">- </text:span><text:span text:style-name="T2">Senior Software Engineer</text:span></text:h>
      <text:list xml:id="list1861930487028024080" text:style-name="L5">
        <text:list-item>
          <text:p text:style-name="P23"><text:span text:style-name="T16">Developed hosted web applications </text:span><text:span text:style-name="T18">CareDiscovery</text:span><text:span text:style-name="T16"> and </text:span><text:span text:style-name="T18">IntegrationDiscovery</text:span><text:span text:style-name="T16">, Business Intelligence and data mining tools for the Healthcare Industry.</text:span></text:p>
        </text:list-item>
        <text:list-item>
          <text:p text:style-name="P29">Created servlet- and portal-based enterprise web applications for IBM Websphere Portal 5, Tomcat 6 &amp; Glassfish in mixed JEE 6 and J2EE 1.4 environment.</text:p>
        </text:list-item>
        <text:list-item>
          <text:p text:style-name="P29">Implemented screens in HTML/CSS from designer specs</text:p>
        </text:list-item>
        <text:list-item>
          <text:p text:style-name="P29">Wrote User Interfaces and Ajax in Javascript &amp; jQuery, promoting reusable patterns, functional programming, and closures. </text:p>
        </text:list-item>
        <text:list-item>
          <text:p text:style-name="P29">Authored PL/SQL queries in Toad to work against a 4 TB Oracle OLAP (Data Warehouse) database, for deployment in Web Services.</text:p>
        </text:list-item>
        <text:list-item>
          <text:p text:style-name="P29">Helped transition team from waterfall to agile approach by introducing Maven2, Artifactory Repository Server, Jenkins/Continuous Integration, Mercurial source control and TDD practices.</text:p>
        </text:list-item>
      </text:list>
      <text:h text:style-name="P11" text:outline-level="2">OCT 2008 - MAR 2010</text:h>
      <text:h text:style-name="P1" text:outline-level="3"><text:span text:style-name="T5">iCrossing, Chicago, IL</text:span><text:span text:style-name="T8"> </text:span><text:span text:style-name="T1">- </text:span><text:span text:style-name="T2">Senior Software Engineer</text:span></text:h>
      <text:list xml:id="list1833072554680149770" text:style-name="L6">
        <text:list-item>
          <text:p text:style-name="P24"><text:span text:style-name="T16">Developed hosted web application </text:span><text:span text:style-name="T18">Merchantize</text:span><text:span text:style-name="T16">, a workflow tool for managing clients' Paid Search campaigns with major search and shopping engines (Google, Yahoo, MSN, NexTag, PriceGrabber). </text:span></text:p>
        </text:list-item>
        <text:list-item>
          <text:p text:style-name="P30">Developed a 3-tier daily product feed lifecycle with Perl, Bash, Java, XML and Unix cron. </text:p>
        </text:list-item>
        <text:list-item>
          <text:p text:style-name="P30">Developed custom reports in Apache POI for clients for clients Sears, The Gap, Hilton, Lands End, LEGO, and Williams Sonoma.</text:p>
        </text:list-item>
      </text:list>
      <text:h text:style-name="P11" text:outline-level="2">FEB 2008 - OCT 2008</text:h>
      <text:h text:style-name="P1" text:outline-level="3"><text:span text:style-name="T5">Chicago Tribune, Chicago, IL</text:span><text:span text:style-name="T8"> </text:span><text:span text:style-name="T1">- </text:span><text:span text:style-name="T2">Senior Internet Applications Developer</text:span></text:h>
      <text:list xml:id="list760619449788290229" text:style-name="L7">
        <text:list-item>
          <text:p text:style-name="P22">Developed web software and content management behind all of Tribune Corp's newspaper, radio and television websites, including Chicago Tribune, LA Times, Red Eye. </text:p>
        </text:list-item>
        <text:list-item>
          <text:p text:style-name="P31">Developed code in Java 1.5  on J2EE platform including Oracle Application Server 10g, Oracle DB 10g, FAST search server, Sun Webserver (iPlanet) and TopLink 9.0 for web services. </text:p>
        </text:list-item>
        <text:list-item>
          <text:p text:style-name="P31">Created JMeter test plans and reporting tools to simulate heavy load on high-profile chicagotribune.com website. </text:p>
        </text:list-item>
      </text:list>
      <text:h text:style-name="P4" text:outline-level="1"><text:soft-page-break/>Education</text:h>
      <text:h text:style-name="P1" text:outline-level="3"><text:span text:style-name="T5">Northwestern University, Evanston, IL</text:span><text:span text:style-name="T8"> </text:span><text:span text:style-name="T1">- </text:span><text:span text:style-name="T2">PhD Music Theory</text:span></text:h>
      <text:p text:style-name="P7"><text:span text:style-name="T10">Cross-disciplinary curriculum including music theory, auditory perception, computer science and music synthesizer research. Dissertation: </text:span><text:a xlink:type="simple" xlink:href="http://bit.ly/1OA4q8t"><text:span text:style-name="T12">http://bit.ly/1OA4q8t</text:span></text:a></text:p>
      <text:h text:style-name="P10" text:outline-level="3"><text:span text:style-name="T5">Eastman School of Music, Rochester, NY</text:span><text:span text:style-name="T8"> </text:span><text:span text:style-name="T1">- </text:span><text:span text:style-name="T2">MA Music Theory</text:span></text:h>
      <text:p text:style-name="P8"><text:span text:style-name="T9">Analysis techniques on classical and 20th Century music. Formal computer programming studies.  Thesis on Edgard Var</text:span><text:span text:style-name="T15">èse.</text:span></text:p>
      <text:h text:style-name="P10" text:outline-level="3"><text:span text:style-name="T5">California State University, Los Angeles, CA</text:span><text:span text:style-name="T8"> </text:span><text:span text:style-name="T1">- </text:span><text:span text:style-name="T2">BM Piano Performance</text:span></text:h>
      <text:p text:style-name="P9">Performed Junior and Senior recitals, <text:span text:style-name="T32">placed</text:span> in competitions, and performed Beethoven concerto with orchestra.</text:p>
      <text:h text:style-name="P5" text:outline-level="1"><text:span text:style-name="T13">Certifications</text:span><text:span text:style-name="T14"> </text:span></text:h>
      <text:p text:style-name="P16">March 2005:  Sun Certified Web Component Developer for J2EE 1.4 (SCWCD)</text:p>
      <text:p text:style-name="P14">Apr 2004:  Sun Certified Programmer for the Java 2 Platform 1.4  (SCJP)</text:p>
      <text:h text:style-name="P4" text:outline-level="1">References</text:h>
      <text:p text:style-name="P17">Available on request.</text:p>
      <text:p text:style-name="P6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Helvetica" svg:font-family="Helvetic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6-03-15T08:17:36.734961000</dc:date>
    <meta:editing-duration>PT13H14M50S</meta:editing-duration>
    <meta:editing-cycles>11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72" meta:word-count="889" meta:character-count="6051" meta:non-whitespace-character-count="5246"/>
  </office:meta>
</office:document-meta>
</file>